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2pt" fo:language="sv" fo:country="SE" style:font-size-asian="22pt" style:language-asian="zxx" style:country-asian="none" style:font-size-complex="22pt" style:language-complex="zxx" style:country-complex="none"/>
    </style:style>
    <style:style style:name="P2" style:family="paragraph" style:parent-style-name="Standard">
      <style:text-properties fo:font-size="22pt" fo:language="sv" fo:country="SE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3" style:family="paragraph" style:parent-style-name="Standard">
      <style:text-properties fo:font-size="16pt" fo:language="sv" fo:country="S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" style:family="paragraph" style:parent-style-name="Standard">
      <style:text-properties fo:font-size="18pt" fo:language="sv" fo:country="SE" style:font-size-asian="18pt" style:language-asian="zxx" style:country-asian="none" style:font-size-complex="18pt" style:language-complex="zxx" style:country-complex="none"/>
    </style:style>
    <style:style style:name="P5" style:family="paragraph" style:parent-style-name="Standard">
      <style:text-properties fo:font-size="18pt" fo:language="sv" fo:country="S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6" style:family="paragraph" style:parent-style-name="Standard">
      <style:text-properties fo:font-size="14pt" fo:language="sv" fo:country="SE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style:text-properties fo:font-size="14pt" fo:language="sv" fo:country="S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ravspecifikation Båtklubben Den glade piraten</text:p>
      <text:p text:style-name="P1"><text:span text:style-name="T1"/></text:p>
      <text:p text:style-name="P5">Referenser</text:p>
      <text:p text:style-name="P1"><text:span text:style-name="T1"/></text:p>
      <text:p text:style-name="P1"><text:span text:style-name="T1">Vision Den glade piraten</text:span></text:p>
      <text:p text:style-name="P1"><text:span text:style-name="T1">Här beskrivs bakgrunden, baskrav och användargrupper.</text:span></text:p>
      <text:p text:style-name="P1"><text:span text:style-name="T1"/></text:p>
      <text:p text:style-name="P4">Krav</text:p>
      <text:p text:style-name="P1"><text:span text:style-name="T1">Kraven ordnade i prioritetsordning.</text:span></text:p>
      <text:p text:style-name="P1"><text:span text:style-name="T1"/></text:p>
      <text:p text:style-name="P5">Aktörer</text:p>
      <text:p text:style-name="P1"><text:span text:style-name="T1"/></text:p>
      <text:p text:style-name="P3">Primära Aktörer</text:p>
      <text:p text:style-name="P1"><text:span text:style-name="T1"/></text:p>
      <text:p text:style-name="P6"><text:span text:style-name="T2">1 Kund</text:span></text:p>
      <text:p text:style-name="P1"><text:span text:style-name="T1"/></text:p>
      <text:p text:style-name="P1"><text:span text:style-name="T1">Vill kunna registrera sin båtplats, hålla kol på möten, se ifall medlemsavgiften är betalad samt avregistrera sig/säga upp sitt medlemskap.</text:span></text:p>
      <text:p text:style-name="P1"><text:span text:style-name="T1"/></text:p>
      <text:p text:style-name="P7">2 Sekreterare</text:p>
      <text:p text:style-name="P1"><text:span text:style-name="T1"/></text:p>
      <text:p text:style-name="P1"><text:span text:style-name="T1">Vill kunna ta reda på information på ett enkelt sett angående kunduppgifter, båtplatser och möten.</text:span></text:p>
      <text:p text:style-name="P1"><text:span text:style-name="T1"/></text:p>
      <text:p text:style-name="P7">3 Kassörska</text:p>
      <text:p text:style-name="P1"><text:span text:style-name="T1"/></text:p>
      <text:p text:style-name="P1"><text:span text:style-name="T1">Vill kunna hantera medlemsavgifter på ett bra sätt.</text:span></text:p>
      <text:p text:style-name="P1"><text:span text:style-name="T1"/></text:p>
      <text:p text:style-name="P5">Stödjande Aktörer</text:p>
      <text:p text:style-name="P1"><text:span text:style-name="T1"/></text:p>
      <text:p text:style-name="P3">Nationella Båtregistret</text:p>
      <text:p text:style-name="P1"><text:span text:style-name="T1">Befintligt system som används för att ta ut information om båtarna.</text:span></text:p>
      <text:p text:style-name="P1"><text:span text:style-name="T1"/></text:p>
      <text:p text:style-name="P5">Offstage Aktörer</text:p>
      <text:p text:style-name="P1"><text:span text:style-name="T1"/></text:p>
      <text:p text:style-name="P3">Räddningstjänsten</text:p>
      <text:p text:style-name="P1"><text:span text:style-name="T1">Vill att det ska vara enkelt att få tag i information om vart båtarna ligger och vilka som äger dom för <text:s/>en ökad säkerhet.</text:span></text:p>
      <text:p text:style-name="P1"><text:span text:style-name="T1"/></text:p>
      <text:p text:style-name="P5">Funktionella Krav</text:p>
      <text:p text:style-name="P1"><text:span text:style-name="T1"/></text:p>
      <text:p text:style-name="P3">1 Kund</text:p>
      <text:p text:style-name="P1"><text:span text:style-name="T1"/></text:p>
      <text:p text:style-name="P1"><text:span text:style-name="T1">AF1.1 Registrera båtplats</text:span></text:p>
      <text:p text:style-name="P1"><text:span text:style-name="T1">AF1.2 Byta båtplats</text:span></text:p>
      <text:p text:style-name="P1"><text:span text:style-name="T1">AF1.3 Avbryta medlemskap</text:span></text:p>
      <text:p text:style-name="P1"><text:span text:style-name="T1">AF1.4 Se om möten är planerade</text:span></text:p>
      <text:p text:style-name="P1"><text:span text:style-name="T1">AF1.5 Kunna anmäla sig till möten</text:span></text:p>
      <text:p text:style-name="P1"><text:soft-page-break/><text:span text:style-name="T1"/></text:p>
      <text:p text:style-name="P3">2 Anställda</text:p>
      <text:p text:style-name="P1"><text:span text:style-name="T1"/></text:p>
      <text:p text:style-name="P1"><text:span text:style-name="T1">AF2.1 Hantera medlemsavgiften</text:span></text:p>
      <text:p text:style-name="P1"><text:span text:style-name="T1">AF2.2 Lägga till möten i kalendern</text:span></text:p>
      <text:p text:style-name="P1"><text:span text:style-name="T1">AF2.3 Ta reda på båtarnas information</text:span></text:p>
      <text:p text:style-name="P1"><text:span text:style-name="T1"/></text:p>
      <text:p text:style-name="P1"><text:span text:style-name="T1"/></text:p>
      <text:p text:style-name="P5">Ickefunktionella Krav<text:tab/></text:p>
      <text:p text:style-name="P1"><text:span text:style-name="T1"/></text:p>
      <text:p text:style-name="P3">Begränsningar</text:p>
      <text:p text:style-name="P1"><text:span text:style-name="T1"/></text:p>
      <text:p text:style-name="P7">B1 Nationella båtregistret</text:p>
      <text:p text:style-name="P1"><text:span text:style-name="T1">Den glade piraten ska använda sig av Nationella Båtregistrets databas för båt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19M45S</meta:editing-duration>
    <meta:editing-cycles>6</meta:editing-cycles>
    <meta:generator>OpenOffice.org/3.3$Win32 OpenOffice.org_project/330m20$Build-9567</meta:generator>
    <dc:date>2013-12-11T16:39:42.61</dc:date>
    <meta:document-statistic meta:table-count="0" meta:image-count="0" meta:object-count="0" meta:page-count="2" meta:paragraph-count="35" meta:word-count="175" meta:character-count="1180"/>
    <meta:user-defined meta:name="Info 1"/>
    <meta:user-defined meta:name="Info 2"/>
    <meta:user-defined meta:name="Info 3"/>
    <meta:user-defined meta:name="Info 4"/>
  </office:meta>
</office:document-meta>
</file>